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88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cm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row table:style-name="ro1">
          <table:table-cell office:value-type="string" calcext:value-type="string">
            <text:p>Requirement</text:p>
          </table:table-cell>
          <table:table-cell office:value-type="string" calcext:value-type="string">
            <text:p>Signup,login,email confirmation,post,comment,likes,friend request,notifica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e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<text:s/>username:{type:String ,require:true},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email:{type:String ,require:true,index:{unique:true}},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<text:s/>password:{type:String ,require:true},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<text:s/>profilePicture:{type:String},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<text:s text:c="3"/>friendCount:{type:Number,default:0},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3"/>friendList:[{userId:{type: mongoose.Schema.Types.ObjectId,ref:'User'},name:{type:string,require:true}}],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3"/>notificationCount:{type:Number,default:0},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3"/>notificationSeen:{type:Number,default:0},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3"/>notification:[{notificationType:{type:String},notification:{type:String},date:{type:Date,default:Date.now}}],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3"/>emailConfirmation:{type:Boolean,default:0},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3"/>emailConfirmationToken:{type:String},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3"/>emailConfirmationTokenExpires:{type:Date}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ost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post:{type:String,require:true},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ikes:{type:Number,default:0},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ate:{type:Date,default:Date.now},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ostedby:{name:{type:String,require:true},userId:{type: mongoose.Schema.Types.ObjectId,ref:'User'}},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mmentCount:{type:Number,default:0}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omment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comment:String,</text:p>
            <text:p>date:{type:Date,default:Date.now},</text:p>
            <text:p>postedby:{name:{type:String,require:true},userId:{type: mongoose.Schema.Types.ObjectId,ref:'User'}},</text:p>
            <text:p>Post:{type:mongoose.Schema.Types.ObjectId,ref:'Post'},</text:p>
          </table:table-cell>
          <table:table-cell table:number-columns-repeated="102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11:29:41.887854947</meta:creation-date>
    <dc:date>2016-07-18T14:13:16.583339003</dc:date>
    <meta:editing-duration>PT2H13M24S</meta:editing-duration>
    <meta:editing-cycles>1</meta:editing-cycles>
    <meta:document-statistic meta:table-count="1" meta:cell-count="23" meta:object-count="0"/>
    <meta:generator>LibreOffice/4.2.8.2$Linux_X86_64 LibreOffice_project/420m0$Build-2</meta:generator>
  </office:meta>
</office:document-meta>
</file>